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GAMARRA CLAYSEN, WIMBER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AVICOLA TRUJILLO</text:span></text:p>
            <text:p text:style-name="P7">Lin.Genet(Ped.1):<text:span text:style-name="T4">POLLOS CRIOLLOS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3T01:17:1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